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5.667cm" style:rel-column-width="21845*"/>
    </style:style>
    <style:style style:name="Table1.A1" style:family="table-cell">
      <style:table-cell-properties fo:padding="0.097cm" fo:border="none"/>
    </style:style>
    <style:style style:name="Table2" style:family="table">
      <style:table-properties style:width="17cm" table:align="margins" style:shadow="none"/>
    </style:style>
    <style:style style:name="Table2.A" style:family="table-column">
      <style:table-column-properties style:column-width="5.667cm" style:rel-column-width="21845*"/>
    </style:style>
    <style:style style:name="Table2.A1" style:family="table-cell">
      <style:table-cell-properties fo:padding="0.097cm" fo:border="none"/>
    </style:style>
    <style:style style:name="Table3" style:family="table">
      <style:table-properties style:width="17cm" table:align="margins" style:shadow="none"/>
    </style:style>
    <style:style style:name="Table3.A" style:family="table-column">
      <style:table-column-properties style:column-width="5.667cm" style:rel-column-width="21845*"/>
    </style:style>
    <style:style style:name="Table3.A1" style:family="table-cell">
      <style:table-cell-properties fo:padding="0.097cm" fo:border="none"/>
    </style:style>
    <style:style style:name="Table4" style:family="table">
      <style:table-properties style:width="17cm" table:align="margins" style:shadow="none"/>
    </style:style>
    <style:style style:name="Table4.A" style:family="table-column">
      <style:table-column-properties style:column-width="8.5cm" style:rel-column-width="32767*"/>
    </style:style>
    <style:style style:name="Table4.A1" style:family="table-cell">
      <style:table-cell-properties fo:padding="0.097cm" fo:border="none"/>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5d98d"/>
    </style:style>
    <style:style style:name="P2" style:family="paragraph" style:parent-style-name="Standard">
      <style:text-properties officeooo:paragraph-rsid="00198e22"/>
    </style:style>
    <style:style style:name="P3" style:family="paragraph" style:parent-style-name="Text_20_body">
      <style:text-properties officeooo:rsid="00142b4f" officeooo:paragraph-rsid="00142b4f"/>
    </style:style>
    <style:style style:name="P4" style:family="paragraph" style:parent-style-name="Text_20_body" style:list-style-name="L1">
      <style:text-properties officeooo:rsid="00142b4f" officeooo:paragraph-rsid="00142b4f"/>
    </style:style>
    <style:style style:name="P5" style:family="paragraph" style:parent-style-name="Text_20_body">
      <style:text-properties officeooo:paragraph-rsid="00142b4f"/>
    </style:style>
    <style:style style:name="P6" style:family="paragraph" style:parent-style-name="Text_20_body">
      <style:text-properties officeooo:rsid="0014482d" officeooo:paragraph-rsid="0014482d"/>
    </style:style>
    <style:style style:name="P7" style:family="paragraph" style:parent-style-name="Text_20_body">
      <style:text-properties officeooo:rsid="00151162" officeooo:paragraph-rsid="00151162"/>
    </style:style>
    <style:style style:name="P8" style:family="paragraph" style:parent-style-name="Text_20_body">
      <style:text-properties officeooo:rsid="0015d98d" officeooo:paragraph-rsid="0015d98d"/>
    </style:style>
    <style:style style:name="P9" style:family="paragraph" style:parent-style-name="Text_20_body">
      <style:text-properties officeooo:paragraph-rsid="0015d98d"/>
    </style:style>
    <style:style style:name="P10" style:family="paragraph" style:parent-style-name="Text_20_body">
      <style:text-properties fo:font-weight="normal" officeooo:rsid="0015d98d" officeooo:paragraph-rsid="0015d98d" style:font-weight-asian="normal" style:font-weight-complex="normal"/>
    </style:style>
    <style:style style:name="P11" style:family="paragraph" style:parent-style-name="Text_20_body">
      <style:text-properties officeooo:rsid="0017bff5" officeooo:paragraph-rsid="0017bff5"/>
    </style:style>
    <style:style style:name="P12" style:family="paragraph" style:parent-style-name="Text_20_body">
      <style:text-properties officeooo:rsid="00198e22" officeooo:paragraph-rsid="00198e22"/>
    </style:style>
    <style:style style:name="P13" style:family="paragraph" style:parent-style-name="Text_20_body">
      <style:text-properties officeooo:paragraph-rsid="00198e22"/>
    </style:style>
    <style:style style:name="P14" style:family="paragraph" style:parent-style-name="Text_20_body">
      <style:text-properties officeooo:rsid="001a7d18" officeooo:paragraph-rsid="001a7d18"/>
    </style:style>
    <style:style style:name="P15" style:family="paragraph" style:parent-style-name="Text_20_body">
      <style:text-properties officeooo:rsid="001b9f86" officeooo:paragraph-rsid="001b9f86"/>
    </style:style>
    <style:style style:name="P16" style:family="paragraph" style:parent-style-name="Heading_20_1">
      <style:paragraph-properties fo:break-before="page"/>
      <style:text-properties officeooo:rsid="00142b4f" officeooo:paragraph-rsid="00142b4f"/>
    </style:style>
    <style:style style:name="P17" style:family="paragraph" style:parent-style-name="Heading_20_1">
      <style:text-properties officeooo:rsid="00142b4f" officeooo:paragraph-rsid="00142b4f"/>
    </style:style>
    <style:style style:name="P18" style:family="paragraph" style:parent-style-name="Heading_20_1">
      <style:text-properties officeooo:rsid="0014482d" officeooo:paragraph-rsid="0014482d"/>
    </style:style>
    <style:style style:name="P19" style:family="paragraph" style:parent-style-name="Heading_20_1">
      <style:text-properties officeooo:rsid="0015d98d" officeooo:paragraph-rsid="0015d98d"/>
    </style:style>
    <style:style style:name="P20" style:family="paragraph" style:parent-style-name="Heading_20_1">
      <style:text-properties officeooo:rsid="00198e22" officeooo:paragraph-rsid="00198e22"/>
    </style:style>
    <style:style style:name="P21" style:family="paragraph" style:parent-style-name="Heading_20_1">
      <style:text-properties officeooo:rsid="001a7d18" officeooo:paragraph-rsid="001a7d18"/>
    </style:style>
    <style:style style:name="P22" style:family="paragraph" style:parent-style-name="Subtitle">
      <style:text-properties officeooo:rsid="00142b4f" officeooo:paragraph-rsid="00142b4f"/>
    </style:style>
    <style:style style:name="P23" style:family="paragraph" style:parent-style-name="Subtitle">
      <style:text-properties fo:font-style="italic" officeooo:rsid="00142b4f" officeooo:paragraph-rsid="00142b4f" style:font-style-asian="italic" style:font-style-complex="italic"/>
    </style:style>
    <style:style style:name="P24" style:family="paragraph" style:parent-style-name="Heading_20_2">
      <style:text-properties officeooo:rsid="0015d98d" officeooo:paragraph-rsid="0015d98d"/>
    </style:style>
    <style:style style:name="P25" style:family="paragraph" style:parent-style-name="Heading_20_2">
      <style:text-properties officeooo:rsid="0017bff5" officeooo:paragraph-rsid="0017bff5"/>
    </style:style>
    <style:style style:name="P26" style:family="paragraph" style:parent-style-name="Heading_20_2">
      <style:text-properties officeooo:rsid="00198e22" officeooo:paragraph-rsid="00198e22"/>
    </style:style>
    <style:style style:name="P27" style:family="paragraph" style:parent-style-name="Heading_20_2">
      <style:text-properties officeooo:rsid="001a7d18" officeooo:paragraph-rsid="001a7d18"/>
    </style:style>
    <style:style style:name="P28" style:family="paragraph" style:parent-style-name="Title">
      <style:text-properties officeooo:rsid="00142b4f" officeooo:paragraph-rsid="00142b4f"/>
    </style:style>
    <style:style style:name="P29" style:family="paragraph" style:parent-style-name="Table_20_Contents">
      <style:text-properties officeooo:rsid="0015d98d" officeooo:paragraph-rsid="0015d98d"/>
    </style:style>
    <style:style style:name="P30" style:family="paragraph" style:parent-style-name="Table_20_Contents">
      <style:text-properties officeooo:rsid="0015d98d" officeooo:paragraph-rsid="00198e22"/>
    </style:style>
    <style:style style:name="P31" style:family="paragraph" style:parent-style-name="Table_20_Contents">
      <style:text-properties officeooo:paragraph-rsid="0015d98d"/>
    </style:style>
    <style:style style:name="P32" style:family="paragraph" style:parent-style-name="Table_20_Contents">
      <style:paragraph-properties fo:text-align="start" style:justify-single-word="false"/>
      <style:text-properties fo:font-weight="bold" officeooo:rsid="0015d98d" officeooo:paragraph-rsid="0015d98d" style:font-weight-asian="bold" style:font-weight-complex="bold"/>
    </style:style>
    <style:style style:name="P33" style:family="paragraph" style:parent-style-name="Table_20_Contents">
      <style:paragraph-properties fo:text-align="start" style:justify-single-word="false"/>
      <style:text-properties fo:font-weight="bold" officeooo:rsid="0015d98d" officeooo:paragraph-rsid="00198e22" style:font-weight-asian="bold" style:font-weight-complex="bold"/>
    </style:style>
    <style:style style:name="P34" style:family="paragraph" style:parent-style-name="Table_20_Contents">
      <style:text-properties fo:font-weight="bold" officeooo:rsid="001a7d18" officeooo:paragraph-rsid="001a7d18" style:font-weight-asian="bold" style:font-weight-complex="bold"/>
    </style:style>
    <style:style style:name="P35" style:family="paragraph" style:parent-style-name="Table_20_Contents">
      <style:text-properties officeooo:rsid="0017bff5" officeooo:paragraph-rsid="0017bff5"/>
    </style:style>
    <style:style style:name="P36" style:family="paragraph" style:parent-style-name="Table_20_Contents">
      <style:text-properties officeooo:rsid="0017bff5" officeooo:paragraph-rsid="00198e22"/>
    </style:style>
    <style:style style:name="P37" style:family="paragraph" style:parent-style-name="Table_20_Contents">
      <style:text-properties officeooo:rsid="00198e22" officeooo:paragraph-rsid="00198e22"/>
    </style:style>
    <style:style style:name="P38" style:family="paragraph" style:parent-style-name="Table_20_Contents">
      <style:text-properties officeooo:rsid="001b9f86" officeooo:paragraph-rsid="001b9f86"/>
    </style:style>
    <style:style style:name="T1" style:family="text">
      <style:text-properties officeooo:rsid="00151162"/>
    </style:style>
    <style:style style:name="T2" style:family="text">
      <style:text-properties officeooo:rsid="0015d98d"/>
    </style:style>
    <style:style style:name="T3" style:family="text">
      <style:text-properties fo:font-weight="bold" style:font-weight-asian="bold" style:font-weight-complex="bold"/>
    </style:style>
    <style:style style:name="T4" style:family="text">
      <style:text-properties officeooo:rsid="0017bff5"/>
    </style:style>
    <style:style style:name="T5" style:family="text">
      <style:text-properties officeooo:rsid="00198e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
      <text:p text:style-name="P28"/>
      <text:p text:style-name="P28"/>
      <text:p text:style-name="P28">CS4532 – Distributed Systems</text:p>
      <text:p text:style-name="P22">Distributed File System Project</text:p>
      <text:p text:style-name="P23">Adam K. Schmidt – 12312907</text:p>
      <text:h text:style-name="P16" text:outline-level="1">Overview</text:h>
      <text:p text:style-name="P3">This implementation of a distributed file system consists of 5 main components:</text:p>
      <text:list xml:id="list3729329090233888161" text:style-name="L1">
        <text:list-item>
          <text:p text:style-name="P4">File Servers – these are responsible purely for the storage of file contents</text:p>
        </text:list-item>
        <text:list-item>
          <text:p text:style-name="P4">The Directory Server – responsible for mapping from the client-side directory hierarchy to the flat structure in the File Servers, as well as for managing the locking of files</text:p>
        </text:list-item>
        <text:list-item>
          <text:p text:style-name="P4">The Authentication Server – responsible for creating, maintaining, and authorising users</text:p>
        </text:list-item>
        <text:list-item>
          <text:p text:style-name="P4">The Client – responsible for providing a user interface with which to interact with the file system, as well as for caching accessed files for reduced network load</text:p>
        </text:list-item>
        <text:list-item>
          <text:p text:style-name="P4">A Common API – used by all the preceding components, this allows for the API to be defined, maintained, and improved in a central location</text:p>
        </text:list-item>
      </text:list>
      <text:p text:style-name="P3">Note: This project does not provide replication or transaction services.</text:p>
      <text:p text:style-name="P3"/>
      <text:h text:style-name="P18" text:outline-level="1">Setup</text:h>
      <text:p text:style-name="P6">The project depends on both Haskell-Stack and MongoDB. Installation is as follows:</text:p>
      <text:p text:style-name="P6"><text:tab/>For MongoDB: <text:a xlink:type="simple" xlink:href="https://www.ostechnix.com/install-mongodb-linux/">https://www.ostechnix.com/install-mongodb-linux/</text:a></text:p>
      <text:p text:style-name="P6"><text:tab/>For Haskell, stack, etc: <text:a xlink:type="simple" xlink:href="https://bitbucket.org/esjmb/teaching/wiki/Developing_on_Docker_with_Stack_Emacs_Yesod_and_Intero">https://bitbucket.org/esjmb/teaching/wiki/Developing_on_Docker_with_Stack_Emacs_Yesod_and_Intero</text:a></text:p>
      <text:p text:style-name="P6"><text:tab/><text:span text:style-name="T1">For the project: git clone </text:span><text:a xlink:type="simple" xlink:href="https://github.com/qizen/DistFileSys.git"><text:span text:style-name="T1">https://github.com/qizen/DistFileSys.git</text:span></text:a></text:p>
      <text:p text:style-name="P7">To build and run the system locally:</text:p>
      <text:p text:style-name="P7"><text:tab/>chmod u+x <text:span text:style-name="T2">build.sh</text:span></text:p>
      <text:p text:style-name="P7"><text:tab/><text:span text:style-name="T2">chmod u+x run.sh</text:span></text:p>
      <text:p text:style-name="P7"><text:tab/>./<text:span text:style-name="T2">build.sh</text:span></text:p>
      <text:p text:style-name="P7"><text:tab/>./<text:span text:style-name="T2">run.sh</text:span></text:p>
      <text:p text:style-name="P8">This will start the mongo service (possibly requiring superuser authentication) and run the server set.</text:p>
      <text:h text:style-name="P17" text:outline-level="1">1. The File Servers</text:h>
      <text:p text:style-name="P5"/>
      <text:h text:style-name="P24" text:outline-level="2">API</text:h>
      <table:table table:name="Table1" table:style-name="Table1">
        <table:table-column table:style-name="Table1.A" table:number-columns-repeated="3"/>
        <table:table-row>
          <table:table-cell table:style-name="Table1.A1" office:value-type="string">
            <text:p text:style-name="P32">Function</text:p>
          </table:table-cell>
          <table:table-cell table:style-name="Table1.A1" office:value-type="string">
            <text:p text:style-name="P32">Inputs</text:p>
          </table:table-cell>
          <table:table-cell table:style-name="Table1.A1" office:value-type="string">
            <text:p text:style-name="P32">Outputs</text:p>
          </table:table-cell>
        </table:table-row>
        <text:soft-page-break/>
        <table:table-row>
          <table:table-cell table:style-name="Table1.A1" office:value-type="string">
            <text:p text:style-name="P29">getFile</text:p>
          </table:table-cell>
          <table:table-cell table:style-name="Table1.A1" office:value-type="string">
            <text:p text:style-name="Table_20_Contents">?<text:span text:style-name="T2">name=&lt;pathToFile&gt;</text:span></text:p>
          </table:table-cell>
          <table:table-cell table:style-name="Table1.A1" office:value-type="string">
            <text:p text:style-name="P29">DfsFile file</text:p>
          </table:table-cell>
        </table:table-row>
        <table:table-row>
          <table:table-cell table:style-name="Table1.A1" office:value-type="string">
            <text:p text:style-name="P29">postFile</text:p>
          </table:table-cell>
          <table:table-cell table:style-name="Table1.A1" office:value-type="string">
            <text:p text:style-name="P29">[JSON] DfsFile</text:p>
          </table:table-cell>
          <table:table-cell table:style-name="Table1.A1" office:value-type="string">
            <text:p text:style-name="P29">Bool success</text:p>
          </table:table-cell>
        </table:table-row>
        <table:table-row>
          <table:table-cell table:style-name="Table1.A1" office:value-type="string">
            <text:p text:style-name="P29">listFiles</text:p>
          </table:table-cell>
          <table:table-cell table:style-name="Table1.A1" office:value-type="string">
            <text:p text:style-name="Table_20_Contents"/>
          </table:table-cell>
          <table:table-cell table:style-name="Table1.A1" office:value-type="string">
            <text:p text:style-name="P29">[DfsDateName] files</text:p>
          </table:table-cell>
        </table:table-row>
      </table:table>
      <text:p text:style-name="P8"><text:span text:style-name="T3"/></text:p>
      <text:h text:style-name="Heading_20_2" text:outline-level="2"><text:span text:style-name="T3">Overview</text:span></text:h>
      <text:p text:style-name="P10">The file servers act as purely flat storage units. They simply store every file passed to them in a single predetermined folder (by default, “/FileStore/” under the FileServer directory). They have no conception of directories themselves. </text:p>
      <text:p text:style-name="P10">Upon starting, a file server will attempt to register itself with the directory server by calling its registerFileServer endpoint. Once the directory server receives a register command, it records the IP and port of the server and sends it a listFiles command, so that it can build up its database of files.</text:p>
      <text:p text:style-name="P10">After this, the file server simply responds to get- and postFile requests from the directory server. </text:p>
      <text:p text:style-name="P10"/>
      <text:h text:style-name="P19" text:outline-level="1">2. The Directory Server</text:h>
      <text:h text:style-name="P24" text:outline-level="2">API</text:h>
      <text:p text:style-name="P9"/>
      <table:table table:name="Table2" table:style-name="Table2">
        <table:table-column table:style-name="Table2.A" table:number-columns-repeated="3"/>
        <table:table-row>
          <table:table-cell table:style-name="Table2.A1" office:value-type="string">
            <text:p text:style-name="P32">Function</text:p>
          </table:table-cell>
          <table:table-cell table:style-name="Table2.A1" office:value-type="string">
            <text:p text:style-name="P32">Inputs</text:p>
          </table:table-cell>
          <table:table-cell table:style-name="Table2.A1" office:value-type="string">
            <text:p text:style-name="P32">Outputs</text:p>
          </table:table-cell>
        </table:table-row>
        <table:table-row>
          <table:table-cell table:style-name="Table2.A1" office:value-type="string">
            <text:p text:style-name="P29">registerFileServer</text:p>
          </table:table-cell>
          <table:table-cell table:style-name="Table2.A1" office:value-type="string">
            <text:p text:style-name="P35">(RemoteHost) plus ?port=&lt;portNumber&gt;</text:p>
          </table:table-cell>
          <table:table-cell table:style-name="Table2.A1" office:value-type="string">
            <text:p text:style-name="P35">String (Success|Failure)</text:p>
          </table:table-cell>
        </table:table-row>
        <table:table-row>
          <table:table-cell table:style-name="Table2.A1" office:value-type="string">
            <text:p text:style-name="P29">ls</text:p>
          </table:table-cell>
          <table:table-cell table:style-name="Table2.A1" office:value-type="string">
            <text:p text:style-name="P29">?<text:span text:style-name="T4">token=&lt;token&gt;&amp;path=&lt;path&gt;</text:span></text:p>
          </table:table-cell>
          <table:table-cell table:style-name="Table2.A1" office:value-type="string">
            <text:p text:style-name="P35">[DfsDirContents] conts</text:p>
          </table:table-cell>
        </table:table-row>
        <table:table-row>
          <table:table-cell table:style-name="Table2.A1" office:value-type="string">
            <text:p text:style-name="P29">createFile</text:p>
          </table:table-cell>
          <table:table-cell table:style-name="Table2.A1" office:value-type="string">
            <text:p text:style-name="P31">“</text:p>
          </table:table-cell>
          <table:table-cell table:style-name="Table2.A1" office:value-type="string">
            <text:p text:style-name="P35">Bool success</text:p>
          </table:table-cell>
        </table:table-row>
        <table:table-row>
          <table:table-cell table:style-name="Table2.A1" office:value-type="string">
            <text:p text:style-name="P35">openFile</text:p>
          </table:table-cell>
          <table:table-cell table:style-name="Table2.A1" office:value-type="string">
            <text:p text:style-name="P31">“</text:p>
          </table:table-cell>
          <table:table-cell table:style-name="Table2.A1" office:value-type="string">
            <text:p text:style-name="P35">Maybe DfsFile</text:p>
          </table:table-cell>
        </table:table-row>
        <table:table-row>
          <table:table-cell table:style-name="Table2.A1" office:value-type="string">
            <text:p text:style-name="P35">lockFile</text:p>
          </table:table-cell>
          <table:table-cell table:style-name="Table2.A1" office:value-type="string">
            <text:p text:style-name="P31">“</text:p>
          </table:table-cell>
          <table:table-cell table:style-name="Table2.A1" office:value-type="string">
            <text:p text:style-name="P35">String reason</text:p>
          </table:table-cell>
        </table:table-row>
        <table:table-row>
          <table:table-cell table:style-name="Table2.A1" office:value-type="string">
            <text:p text:style-name="P35">unlockFile</text:p>
          </table:table-cell>
          <table:table-cell table:style-name="Table2.A1" office:value-type="string">
            <text:p text:style-name="P31">“</text:p>
          </table:table-cell>
          <table:table-cell table:style-name="Table2.A1" office:value-type="string">
            <text:p text:style-name="P35">String reason</text:p>
          </table:table-cell>
        </table:table-row>
      </table:table>
      <text:p text:style-name="P1"/>
      <text:h text:style-name="P25" text:outline-level="2">Overview</text:h>
      <text:p text:style-name="P11">The directory server is the part of the system where higher-level file management functions happen. It stores a mapping for each file to the file server on which its hosted. It also understands folder structure. File names are stored as their full paths (with “/” replaced by “#”) so that folder structure can be deduced by looking at the start of each filename. Since MongoDB indexes its documents for faster search, this should allow for relatively efficient access without the overhead of providing a hierarchical collection structure (which Mongo is not that strong at). Further, this allows simple reconstruction of the hierarchy in the event that file servers go down or the directory db gets corrupted – since the file servers store these full file names, the hierarchy can always be reconstructed. </text:p>
      <text:p text:style-name="P11"><text:soft-page-break/>The directory server also provides a locking function. Since the token passed to each of its functions contains the name of the user that owns the token, locks can be stored simply as a filename and an owner. This allows only the owner of the lock to subsequently release the lock. </text:p>
      <text:p text:style-name="P11"/>
      <text:h text:style-name="P20" text:outline-level="1">3. The Authentication Server</text:h>
      <text:h text:style-name="P26" text:outline-level="2">API</text:h>
      <text:p text:style-name="P13"/>
      <table:table table:name="Table3" table:style-name="Table3">
        <table:table-column table:style-name="Table3.A" table:number-columns-repeated="3"/>
        <table:table-row>
          <table:table-cell table:style-name="Table3.A1" office:value-type="string">
            <text:p text:style-name="P33">Function</text:p>
          </table:table-cell>
          <table:table-cell table:style-name="Table3.A1" office:value-type="string">
            <text:p text:style-name="P33">Inputs</text:p>
          </table:table-cell>
          <table:table-cell table:style-name="Table3.A1" office:value-type="string">
            <text:p text:style-name="P33">Outputs</text:p>
          </table:table-cell>
        </table:table-row>
        <table:table-row>
          <table:table-cell table:style-name="Table3.A1" office:value-type="string">
            <text:p text:style-name="P37">CreateUser</text:p>
          </table:table-cell>
          <table:table-cell table:style-name="Table3.A1" office:value-type="string">
            <text:p text:style-name="P36">?<text:span text:style-name="T5">username=&lt;username&gt;&amp;password=&lt;password&gt;</text:span></text:p>
          </table:table-cell>
          <table:table-cell table:style-name="Table3.A1" office:value-type="string">
            <text:p text:style-name="P37">Bool (success)</text:p>
          </table:table-cell>
        </table:table-row>
        <table:table-row>
          <table:table-cell table:style-name="Table3.A1" office:value-type="string">
            <text:p text:style-name="P37">Login</text:p>
          </table:table-cell>
          <table:table-cell table:style-name="Table3.A1" office:value-type="string">
            <text:p text:style-name="P30">“</text:p>
          </table:table-cell>
          <table:table-cell table:style-name="Table3.A1" office:value-type="string">
            <text:p text:style-name="P37">Either String (error) DfsToken (token)</text:p>
          </table:table-cell>
        </table:table-row>
      </table:table>
      <text:p text:style-name="P2"/>
      <text:h text:style-name="P20" text:outline-level="1">Overview</text:h>
      <text:p text:style-name="P12">The authentication server handles the management of users and login tokens. In an ideal world, these messages would be encrypted, rather than sent in cleartext, but hopefully for a proof of concept this suffices. Each token has an expiry date, 30 minutes into the future. After this point a user must log in again to use any part of the service.</text:p>
      <text:p text:style-name="P12"/>
      <text:h text:style-name="P21" text:outline-level="1">4. The Common API</text:h>
      <text:h text:style-name="P27" text:outline-level="2">Overview</text:h>
      <text:p text:style-name="P14">This file simply serves to define common data types, the APIs of each server, and some helper functions for MongoDB access. It probably stands as its own description.</text:p>
      <text:p text:style-name="P14"/>
      <text:h text:style-name="P21" text:outline-level="1">5. The Client</text:h>
      <text:h text:style-name="P27" text:outline-level="2">Overview</text:h>
      <table:table table:name="Table4" table:style-name="Table4">
        <table:table-column table:style-name="Table4.A" table:number-columns-repeated="2"/>
        <table:table-row>
          <table:table-cell table:style-name="Table4.A1" office:value-type="string">
            <text:p text:style-name="P34">Function</text:p>
          </table:table-cell>
          <table:table-cell table:style-name="Table4.A1" office:value-type="string">
            <text:p text:style-name="P34">Description</text:p>
          </table:table-cell>
        </table:table-row>
        <table:table-row>
          <table:table-cell table:style-name="Table4.A1" office:value-type="string">
            <text:p text:style-name="P38">createUser</text:p>
          </table:table-cell>
          <table:table-cell table:style-name="Table4.A1" office:value-type="string">
            <text:p text:style-name="P38">Prompts for a username and password</text:p>
          </table:table-cell>
        </table:table-row>
        <table:table-row>
          <table:table-cell table:style-name="Table4.A1" office:value-type="string">
            <text:p text:style-name="P38">login</text:p>
          </table:table-cell>
          <table:table-cell table:style-name="Table4.A1" office:value-type="string">
            <text:p text:style-name="P38">As above, plus stores the resulting token for the session</text:p>
          </table:table-cell>
        </table:table-row>
        <table:table-row>
          <table:table-cell table:style-name="Table4.A1" office:value-type="string">
            <text:p text:style-name="P38">openFile</text:p>
          </table:table-cell>
          <table:table-cell table:style-name="Table4.A1" office:value-type="string">
            <text:p text:style-name="P38">Prompts for the filepath, displays the file</text:p>
          </table:table-cell>
        </table:table-row>
        <text:soft-page-break/>
        <table:table-row>
          <table:table-cell table:style-name="Table4.A5" office:value-type="string">
            <text:p text:style-name="P38">writeFile</text:p>
          </table:table-cell>
          <table:table-cell table:style-name="Table4.B5" office:value-type="string">
            <text:p text:style-name="P38">Prompts for the filepath, allows the file contents to be entered directly, line by line, terminated by two blank lines.</text:p>
          </table:table-cell>
        </table:table-row>
        <table:table-row>
          <table:table-cell table:style-name="Table4.A5" office:value-type="string">
            <text:p text:style-name="P38">uploadFile</text:p>
          </table:table-cell>
          <table:table-cell table:style-name="Table4.B5" office:value-type="string">
            <text:p text:style-name="P38">Prompts for both a local and server filepath, uploads the file in the former to the latter</text:p>
          </table:table-cell>
        </table:table-row>
        <table:table-row>
          <table:table-cell table:style-name="Table4.A5" office:value-type="string">
            <text:p text:style-name="P38">lockFile</text:p>
          </table:table-cell>
          <table:table-cell table:style-name="Table4.B5" office:value-type="string">
            <text:p text:style-name="P38">Prompts for the path, displays whether successful or not</text:p>
          </table:table-cell>
        </table:table-row>
        <table:table-row>
          <table:table-cell table:style-name="Table4.A5" office:value-type="string">
            <text:p text:style-name="P38">unlockFile</text:p>
          </table:table-cell>
          <table:table-cell table:style-name="Table4.B5" office:value-type="string">
            <text:p text:style-name="P38">“</text:p>
          </table:table-cell>
        </table:table-row>
        <table:table-row>
          <table:table-cell table:style-name="Table4.A5" office:value-type="string">
            <text:p text:style-name="P38">ls</text:p>
          </table:table-cell>
          <table:table-cell table:style-name="Table4.B5" office:value-type="string">
            <text:p text:style-name="P38">Prompts for a path, lists the folders and files in that path</text:p>
          </table:table-cell>
        </table:table-row>
      </table:table>
      <text:p text:style-name="P14"/>
      <text:p text:style-name="P15">The client is also where caching takes place. The original idea was to use MongoDB's capped collections, which are effectively a circular buffer into which writes are made, with the oldest making way for the newest. However, with the latest version of MongoDB it is no longer possible to change the length of a document in a capped collection. This is a key component of the cache design, and so a regular collection is used instead. This has the unfortunate side effect that there is no upper bound on the amount stored in the cache. Again this was deemed unnecessary to fix in this project, but would need to be fixed in a real world application.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22:14:06.119000000</meta:creation-date>
    <dc:date>2017-04-06T00:20:00.625000000</dc:date>
    <meta:editing-duration>PT14M39S</meta:editing-duration>
    <meta:editing-cycles>1</meta:editing-cycles>
    <meta:document-statistic meta:table-count="4" meta:image-count="0" meta:object-count="0" meta:page-count="5" meta:paragraph-count="102" meta:word-count="865" meta:character-count="5503" meta:non-whitespace-character-count="4725"/>
    <meta:generator>LibreOffice/4.2.3.3$Windows_x86 LibreOffice_project/882f8a0a489bc99a9e60c7905a60226254cb6ff0</meta:generator>
  </office:meta>
</office:document-meta>
</file>